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D000000DD000000DD60E35BAE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5665in"/>
    </style:style>
    <style:style style:name="co4" style:family="table-column">
      <style:table-column-properties fo:break-before="auto" style:column-width="1.3437in"/>
    </style:style>
    <style:style style:name="co5" style:family="table-column">
      <style:table-column-properties fo:break-before="auto" style:column-width="1.393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1961in" svg:height="4.1713in" svg:x="0.8583in" svg:y="7.0386in">
            <draw:object draw:notify-on-update-of-ranges="Sheet1.A4:Sheet1.A12 Sheet1.F3:Sheet1.F3 Sheet1.F4:Sheet1.F12 Sheet1.A4:Sheet1.A12 Sheet1.D3:Sheet1.D3 Sheet1.D4:Sheet1.D12 Sheet1.A4:Sheet1.A12 Sheet1.E3:Sheet1.E3 Sheet1.E4:Sheet1.E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8795in" svg:height="3.7539in" svg:x="0.8587in" svg:y="12.7638in">
            <draw:object draw:notify-on-update-of-ranges="Sheet1.A17:Sheet1.A25 Sheet1.F16:Sheet1.F16 Sheet1.F17:Sheet1.F25 Sheet1.A17:Sheet1.A25 Sheet1.D16:Sheet1.D16 Sheet1.D17:Sheet1.D25 Sheet1.A17:Sheet1.A25 Sheet1.E16:Sheet1.E16 Sheet1.E17:Sheet1.E2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8.3165in" svg:height="3.9398in" svg:x="0.8701in" svg:y="16.8492in">
            <draw:object draw:notify-on-update-of-ranges="Sheet1.A30:Sheet1.A38 Sheet1.F29:Sheet1.F29 Sheet1.F30:Sheet1.F38 Sheet1.A30:Sheet1.A38 Sheet1.D29:Sheet1.D29 Sheet1.D30:Sheet1.D38 Sheet1.A30:Sheet1.A38 Sheet1.E29:Sheet1.E29 Sheet1.E30:Sheet1.E3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/>
          <table:table-cell office:value-type="string" calcext:value-type="string">
            <text:p>hamlet</text:p>
          </table:table-cell>
          <table:table-cell table:number-columns-repeated="3"/>
          <table:table-cell office:value-type="string" calcext:value-type="string">
            <text:p>(should be larger)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 table:number-columns-spanned="3" table:number-rows-spanned="1">
            <text:p>H from mean of Fano</text:p>
          </table:table-cell>
          <table:covered-table-cell table:number-columns-repeated="2"/>
          <table:table-cell/>
          <table:table-cell office:value-type="string" calcext:value-type="string">
            <text:p>H from tabl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Gram-ord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ean from Fano bound</text:p>
          </table:table-cell>
          <table:table-cell office:value-type="string" calcext:value-type="string">
            <text:p>mean from Fano bound (MC)</text:p>
          </table:table-cell>
          <table:table-cell office:value-type="string" calcext:value-type="string">
            <text:p>True H</text:p>
          </table:table-cell>
          <table:table-cell office:value-type="string" calcext:value-type="string">
            <text:p>paired t one tail</text:p>
          </table:table-cell>
          <table:table-cell office:value-type="string" calcext:value-type="string">
            <text:p>trend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560" calcext:value-type="float">
            <text:p>30560</text:p>
          </table:table-cell>
          <table:table-cell office:value-type="float" office:value="1.01915859946" calcext:value-type="float">
            <text:p>1.0191585995</text:p>
          </table:table-cell>
          <table:table-cell office:value-type="float" office:value="0.597748435395" calcext:value-type="float">
            <text:p>0.5977484354</text:p>
          </table:table-cell>
          <table:table-cell office:value-type="float" office:value="0.0805094804796" calcext:value-type="float">
            <text:p>0.0805094805</text:p>
          </table:table-cell>
          <table:table-cell office:value-type="float" office:value="0.807108156766" calcext:value-type="float">
            <text:p>0.8071081568</text:p>
          </table:table-cell>
          <table:table-cell table:formula="of:=TTEST([.D4:.D12];[.F4:.F12];1;1)" office:value-type="float" office:value="0.148798302158691" calcext:value-type="float">
            <text:p>0.1487983022</text:p>
          </table:table-cell>
          <table:table-cell office:value-type="string" calcext:value-type="string">
            <text:p>power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1669" calcext:value-type="float">
            <text:p>31669</text:p>
          </table:table-cell>
          <table:table-cell office:value-type="float" office:value="0.333097587384" calcext:value-type="float">
            <text:p>0.3330975874</text:p>
          </table:table-cell>
          <table:table-cell office:value-type="float" office:value="0.0740267673041" calcext:value-type="float">
            <text:p>0.0740267673</text:p>
          </table:table-cell>
          <table:table-cell office:value-type="float" office:value="0.0138631371386" calcext:value-type="float">
            <text:p>0.0138631371</text:p>
          </table:table-cell>
          <table:table-cell office:value-type="float" office:value="0.0913808851669" calcext:value-type="float">
            <text:p>0.0913808852</text:p>
          </table:table-cell>
          <table:table-cell office:value-type="string" calcext:value-type="string">
            <text:p>paired t (2 tail)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fano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876" calcext:value-type="float">
            <text:p>31876</text:p>
          </table:table-cell>
          <table:table-cell office:value-type="float" office:value="0.127746020319" calcext:value-type="float">
            <text:p>0.1277460203</text:p>
          </table:table-cell>
          <table:table-cell office:value-type="float" office:value="0.013132280193" calcext:value-type="float">
            <text:p>0.0131322802</text:p>
          </table:table-cell>
          <table:table-cell office:value-type="float" office:value="0" calcext:value-type="float">
            <text:p>0</text:p>
          </table:table-cell>
          <table:table-cell office:value-type="float" office:value="0.0158269" calcext:value-type="float">
            <text:p>0.0158269</text:p>
          </table:table-cell>
          <table:table-cell table:formula="of:=TTEST([.D4:.D12];[.F4:.F12];2;1)" office:value-type="float" office:value="0.297596604317382" calcext:value-type="float">
            <text:p>0.2975966043</text:p>
          </table:table-cell>
          <table:table-cell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927" calcext:value-type="float">
            <text:p>31927</text:p>
          </table:table-cell>
          <table:table-cell office:value-type="float" office:value="0.0662725241046" calcext:value-type="float">
            <text:p>0.0662725241</text:p>
          </table:table-cell>
          <table:table-cell office:value-type="float" office:value="0.00321378995045" calcext:value-type="float">
            <text:p>0.00321379</text:p>
          </table:table-cell>
          <table:table-cell office:value-type="float" office:value="0" calcext:value-type="float">
            <text:p>0</text:p>
          </table:table-cell>
          <table:table-cell office:value-type="float" office:value="0.0040199825374" calcext:value-type="float">
            <text:p>0.004019982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946" calcext:value-type="float">
            <text:p>31946</text:p>
          </table:table-cell>
          <table:table-cell office:value-type="float" office:value="0.0498555293065" calcext:value-type="float">
            <text:p>0.0498555293</text:p>
          </table:table-cell>
          <table:table-cell office:value-type="float" office:value="0.00121833938799" calcext:value-type="float">
            <text:p>0.0012183394</text:p>
          </table:table-cell>
          <table:table-cell office:value-type="float" office:value="0" calcext:value-type="float">
            <text:p>0</text:p>
          </table:table-cell>
          <table:table-cell office:value-type="float" office:value="0.001602611" calcext:value-type="float">
            <text:p>0.00160261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957" calcext:value-type="float">
            <text:p>31957</text:p>
          </table:table-cell>
          <table:table-cell office:value-type="float" office:value="0.0484066852197" calcext:value-type="float">
            <text:p>0.0484066852</text:p>
          </table:table-cell>
          <table:table-cell office:value-type="float" office:value="0.000722292667038" calcext:value-type="float">
            <text:p>0.0007222927</text:p>
          </table:table-cell>
          <table:table-cell office:value-type="float" office:value="0" calcext:value-type="float">
            <text:p>0</text:p>
          </table:table-cell>
          <table:table-cell office:value-type="float" office:value="0.00096154" calcext:value-type="float">
            <text:p>0.0009615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967" calcext:value-type="float">
            <text:p>31967</text:p>
          </table:table-cell>
          <table:table-cell office:value-type="float" office:value="0.0521563359698" calcext:value-type="float">
            <text:p>0.052156336</text:p>
          </table:table-cell>
          <table:table-cell office:value-type="float" office:value="0.000679669512098" calcext:value-type="float">
            <text:p>0.0006796695</text:p>
          </table:table-cell>
          <table:table-cell office:value-type="float" office:value="0" calcext:value-type="float">
            <text:p>0</text:p>
          </table:table-cell>
          <table:table-cell office:value-type="float" office:value="0.0007893" calcext:value-type="float">
            <text:p>0.000789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970" calcext:value-type="float">
            <text:p>31970</text:p>
          </table:table-cell>
          <table:table-cell office:value-type="float" office:value="0.0528543305337" calcext:value-type="float">
            <text:p>0.0528543305</text:p>
          </table:table-cell>
          <table:table-cell office:value-type="float" office:value="0.000253001996794" calcext:value-type="float">
            <text:p>0.000253002</text:p>
          </table:table-cell>
          <table:table-cell office:value-type="float" office:value="0" calcext:value-type="float">
            <text:p>0</text:p>
          </table:table-cell>
          <table:table-cell office:value-type="float" office:value="0.0002737" calcext:value-type="float">
            <text:p>0.000273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973" calcext:value-type="float">
            <text:p>31973</text:p>
          </table:table-cell>
          <table:table-cell office:value-type="float" office:value="0.0582025356256" calcext:value-type="float">
            <text:p>0.0582025356</text:p>
          </table:table-cell>
          <table:table-cell office:value-type="float" office:value="0.000252978257084" calcext:value-type="float">
            <text:p>0.0002529783</text:p>
          </table:table-cell>
          <table:table-cell office:value-type="float" office:value="0" calcext:value-type="float">
            <text:p>0</text:p>
          </table:table-cell>
          <table:table-cell office:value-type="float" office:value="0.000273744" calcext:value-type="float">
            <text:p>0.00027374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2">
          <table:table-cell/>
          <table:table-cell office:value-type="string" calcext:value-type="string">
            <text:p>nysc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 table:number-columns-spanned="3" table:number-rows-spanned="1">
            <text:p>H from mean of Fano</text:p>
          </table:table-cell>
          <table:covered-table-cell table:number-columns-repeated="2"/>
          <table:table-cell/>
          <table:table-cell office:value-type="string" calcext:value-type="string">
            <text:p>H from tabl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Gram-ord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ean from Fano bound</text:p>
          </table:table-cell>
          <table:table-cell office:value-type="string" calcext:value-type="string">
            <text:p>mean from Fano bound (MC)</text:p>
          </table:table-cell>
          <table:table-cell office:value-type="string" calcext:value-type="string">
            <text:p>True H</text:p>
          </table:table-cell>
          <table:table-cell office:value-type="string" calcext:value-type="string">
            <text:p>paired t one tail</text:p>
          </table:table-cell>
          <table:table-cell office:value-type="string" calcext:value-type="string">
            <text:p>trend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273" calcext:value-type="float">
            <text:p>32273</text:p>
          </table:table-cell>
          <table:table-cell office:value-type="float" office:value="1.50928512993" calcext:value-type="float">
            <text:p>1.5092851299</text:p>
          </table:table-cell>
          <table:table-cell office:value-type="float" office:value="1.19210905003" calcext:value-type="float">
            <text:p>1.19210905</text:p>
          </table:table-cell>
          <table:table-cell office:value-type="float" office:value="0.273749711478" calcext:value-type="float">
            <text:p>0.2737497115</text:p>
          </table:table-cell>
          <table:table-cell office:value-type="float" office:value="1.58004393994" calcext:value-type="float">
            <text:p>1.5800439399</text:p>
          </table:table-cell>
          <table:table-cell table:formula="of:=TTEST([.D17:.D25];[.F17:.F25];1;1)" office:value-type="float" office:value="0.0369034837375063" calcext:value-type="float">
            <text:p>0.0369034837</text:p>
          </table:table-cell>
          <table:table-cell office:value-type="string" calcext:value-type="string">
            <text:p>power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40140" calcext:value-type="float">
            <text:p>40140</text:p>
          </table:table-cell>
          <table:table-cell office:value-type="float" office:value="0.84647815458" calcext:value-type="float">
            <text:p>0.8464781546</text:p>
          </table:table-cell>
          <table:table-cell office:value-type="float" office:value="0.456050847384" calcext:value-type="float">
            <text:p>0.4560508474</text:p>
          </table:table-cell>
          <table:table-cell office:value-type="float" office:value="0.162195336706" calcext:value-type="float">
            <text:p>0.1621953367</text:p>
          </table:table-cell>
          <table:table-cell office:value-type="float" office:value="0.602884349503" calcext:value-type="float">
            <text:p>0.6028843495</text:p>
          </table:table-cell>
          <table:table-cell office:value-type="string" calcext:value-type="string">
            <text:p>paired t (2 tail)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fano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474" calcext:value-type="float">
            <text:p>44474</text:p>
          </table:table-cell>
          <table:table-cell office:value-type="float" office:value="0.5547477104" calcext:value-type="float">
            <text:p>0.5547477104</text:p>
          </table:table-cell>
          <table:table-cell office:value-type="float" office:value="0.210653673734" calcext:value-type="float">
            <text:p>0.2106536737</text:p>
          </table:table-cell>
          <table:table-cell office:value-type="float" office:value="0.0531764507794" calcext:value-type="float">
            <text:p>0.0531764508</text:p>
          </table:table-cell>
          <table:table-cell office:value-type="float" office:value="0.283534920657" calcext:value-type="float">
            <text:p>0.2835349207</text:p>
          </table:table-cell>
          <table:table-cell table:formula="of:=TTEST([.D17:.D25];[.F17:.F25];2;1)" office:value-type="float" office:value="0.0738069674750127" calcext:value-type="float">
            <text:p>0.0738069675</text:p>
          </table:table-cell>
          <table:table-cell table:number-columns-repeated="2" office:value-type="float" office:value="0.999" calcext:value-type="float">
            <text:p>0.99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092" calcext:value-type="float">
            <text:p>47092</text:p>
          </table:table-cell>
          <table:table-cell office:value-type="float" office:value="0.427276996321" calcext:value-type="float">
            <text:p>0.4272769963</text:p>
          </table:table-cell>
          <table:table-cell office:value-type="float" office:value="0.120093655081" calcext:value-type="float">
            <text:p>0.1200936551</text:p>
          </table:table-cell>
          <table:table-cell office:value-type="float" office:value="0.0325814583694" calcext:value-type="float">
            <text:p>0.0325814584</text:p>
          </table:table-cell>
          <table:table-cell office:value-type="float" office:value="0.167796463789" calcext:value-type="float">
            <text:p>0.167796463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957" calcext:value-type="float">
            <text:p>48957</text:p>
          </table:table-cell>
          <table:table-cell office:value-type="float" office:value="0.358452267286" calcext:value-type="float">
            <text:p>0.3584522673</text:p>
          </table:table-cell>
          <table:table-cell office:value-type="float" office:value="0.082644313208" calcext:value-type="float">
            <text:p>0.0826443132</text:p>
          </table:table-cell>
          <table:table-cell office:value-type="float" office:value="0.01" calcext:value-type="float">
            <text:p>0.01</text:p>
          </table:table-cell>
          <table:table-cell office:value-type="float" office:value="0.118922" calcext:value-type="float">
            <text:p>0.11892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346" calcext:value-type="float">
            <text:p>50346</text:p>
          </table:table-cell>
          <table:table-cell office:value-type="float" office:value="0.304544408879" calcext:value-type="float">
            <text:p>0.3045444089</text:p>
          </table:table-cell>
          <table:table-cell office:value-type="float" office:value="0.0594449974896" calcext:value-type="float">
            <text:p>0.0594449975</text:p>
          </table:table-cell>
          <table:table-cell office:value-type="float" office:value="0.0230827083454" calcext:value-type="float">
            <text:p>0.0230827083</text:p>
          </table:table-cell>
          <table:table-cell office:value-type="float" office:value="0.085633749139" calcext:value-type="float">
            <text:p>0.085633749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427" calcext:value-type="float">
            <text:p>51427</text:p>
          </table:table-cell>
          <table:table-cell office:value-type="float" office:value="0.27285561605" calcext:value-type="float">
            <text:p>0.2728556161</text:p>
          </table:table-cell>
          <table:table-cell office:value-type="float" office:value="0.0457198155443" calcext:value-type="float">
            <text:p>0.0457198155</text:p>
          </table:table-cell>
          <table:table-cell office:value-type="float" office:value="0.0277995000096" calcext:value-type="float">
            <text:p>0.0277995</text:p>
          </table:table-cell>
          <table:table-cell office:value-type="float" office:value="0.0615293052667" calcext:value-type="float">
            <text:p>0.061529305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256" calcext:value-type="float">
            <text:p>52256</text:p>
          </table:table-cell>
          <table:table-cell office:value-type="float" office:value="0.238662740508" calcext:value-type="float">
            <text:p>0.2386627405</text:p>
          </table:table-cell>
          <table:table-cell office:value-type="float" office:value="0.0346508335974" calcext:value-type="float">
            <text:p>0.0346508336</text:p>
          </table:table-cell>
          <table:table-cell office:value-type="float" office:value="0" calcext:value-type="float">
            <text:p>0</text:p>
          </table:table-cell>
          <table:table-cell office:value-type="float" office:value="0.0449819688871" calcext:value-type="float">
            <text:p>0.044981968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924" calcext:value-type="float">
            <text:p>52924</text:p>
          </table:table-cell>
          <table:table-cell office:value-type="float" office:value="0.216608387115" calcext:value-type="float">
            <text:p>0.2166083871</text:p>
          </table:table-cell>
          <table:table-cell office:value-type="float" office:value="0.0277486736336" calcext:value-type="float">
            <text:p>0.0277486736</text:p>
          </table:table-cell>
          <table:table-cell office:value-type="float" office:value="0" calcext:value-type="float">
            <text:p>0</text:p>
          </table:table-cell>
          <table:table-cell office:value-type="float" office:value="0.0364864369692" calcext:value-type="float">
            <text:p>0.036486437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2">
          <table:table-cell/>
          <table:table-cell office:value-type="string" calcext:value-type="string">
            <text:p>geh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 table:number-columns-spanned="3" table:number-rows-spanned="1">
            <text:p>H from mean of Fano</text:p>
          </table:table-cell>
          <table:covered-table-cell table:number-columns-repeated="2"/>
          <table:table-cell/>
          <table:table-cell office:value-type="string" calcext:value-type="string">
            <text:p>H from tabl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Gram-ord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ean from Fano bound</text:p>
          </table:table-cell>
          <table:table-cell office:value-type="string" calcext:value-type="string">
            <text:p>mean from Fano bound (MC)</text:p>
          </table:table-cell>
          <table:table-cell office:value-type="string" calcext:value-type="string">
            <text:p>True H</text:p>
          </table:table-cell>
          <table:table-cell office:value-type="string" calcext:value-type="string">
            <text:p>paired t one tail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5" calcext:value-type="float">
            <text:p>325</text:p>
          </table:table-cell>
          <table:table-cell office:value-type="float" office:value="0.753393142906" calcext:value-type="float">
            <text:p>0.7533931429</text:p>
          </table:table-cell>
          <table:table-cell office:value-type="float" office:value="0.783414234135" calcext:value-type="float">
            <text:p>0.7834142341</text:p>
          </table:table-cell>
          <table:table-cell office:value-type="float" office:value="0.49994666169" calcext:value-type="float">
            <text:p>0.4999466617</text:p>
          </table:table-cell>
          <table:table-cell office:value-type="float" office:value="0.867935733415" calcext:value-type="float">
            <text:p>0.8679357334</text:p>
          </table:table-cell>
          <table:table-cell table:formula="of:=TTEST([.D30:.D38];[.F30:.F38];1;1)" office:value-type="float" office:value="0.0198013538417438" calcext:value-type="float">
            <text:p>0.0198013538</text:p>
          </table:table-cell>
          <table:table-cell office:value-type="string" calcext:value-type="string">
            <text:p>trend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4" calcext:value-type="float">
            <text:p>434</text:p>
          </table:table-cell>
          <table:table-cell office:value-type="float" office:value="0.680247310428" calcext:value-type="float">
            <text:p>0.6802473104</text:p>
          </table:table-cell>
          <table:table-cell office:value-type="float" office:value="0.515682895202" calcext:value-type="float">
            <text:p>0.5156828952</text:p>
          </table:table-cell>
          <table:table-cell office:value-type="float" office:value="0.214168804216" calcext:value-type="float">
            <text:p>0.2141688042</text:p>
          </table:table-cell>
          <table:table-cell office:value-type="float" office:value="0.624494407045" calcext:value-type="float">
            <text:p>0.624494407</text:p>
          </table:table-cell>
          <table:table-cell office:value-type="string" calcext:value-type="string">
            <text:p>paired t (2 tail)</text:p>
          </table:table-cell>
          <table:table-cell office:value-type="string" calcext:value-type="string">
            <text:p>exponential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28" calcext:value-type="float">
            <text:p>528</text:p>
          </table:table-cell>
          <table:table-cell office:value-type="float" office:value="0.605833573643" calcext:value-type="float">
            <text:p>0.6058335736</text:p>
          </table:table-cell>
          <table:table-cell office:value-type="float" office:value="0.369578711846" calcext:value-type="float">
            <text:p>0.3695787118</text:p>
          </table:table-cell>
          <table:table-cell office:value-type="float" office:value="0.115186160425" calcext:value-type="float">
            <text:p>0.1151861604</text:p>
          </table:table-cell>
          <table:table-cell office:value-type="float" office:value="0.455587480847" calcext:value-type="float">
            <text:p>0.4555874808</text:p>
          </table:table-cell>
          <table:table-cell table:formula="of:=TTEST([.D30:.D38];[.F30:.F38];2;1)" office:value-type="float" office:value="0.0396027076834876" calcext:value-type="float">
            <text:p>0.0396027077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fano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0" calcext:value-type="float">
            <text:p>590</text:p>
          </table:table-cell>
          <table:table-cell office:value-type="float" office:value="0.528402459608" calcext:value-type="float">
            <text:p>0.5284024596</text:p>
          </table:table-cell>
          <table:table-cell office:value-type="float" office:value="0.228135996121" calcext:value-type="float">
            <text:p>0.2281359961</text:p>
          </table:table-cell>
          <table:table-cell office:value-type="float" office:value="0.122966698403" calcext:value-type="float">
            <text:p>0.1229666984</text:p>
          </table:table-cell>
          <table:table-cell office:value-type="float" office:value="0.29610468105" calcext:value-type="float">
            <text:p>0.2961046811</text:p>
          </table:table-cell>
          <table:table-cell/>
          <table:table-cell office:value-type="float" office:value="0.999" calcext:value-type="float">
            <text:p>0.999</text:p>
          </table:table-cell>
          <table:table-cell office:value-type="float" office:value="0.985" calcext:value-type="float">
            <text:p>0.985</text:p>
          </table:table-cell>
          <table:table-cell office:value-type="float" office:value="0.626" calcext:value-type="float">
            <text:p>0.6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8" calcext:value-type="float">
            <text:p>628</text:p>
          </table:table-cell>
          <table:table-cell office:value-type="float" office:value="0.443208724144" calcext:value-type="float">
            <text:p>0.4432087241</text:p>
          </table:table-cell>
          <table:table-cell office:value-type="float" office:value="0.136199152624" calcext:value-type="float">
            <text:p>0.1361991526</text:p>
          </table:table-cell>
          <table:table-cell office:value-type="float" office:value="0.0316410745139" calcext:value-type="float">
            <text:p>0.0316410745</text:p>
          </table:table-cell>
          <table:table-cell office:value-type="float" office:value="0.140575919736" calcext:value-type="float">
            <text:p>0.140575919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8" calcext:value-type="float">
            <text:p>658</text:p>
          </table:table-cell>
          <table:table-cell office:value-type="float" office:value="0.42272630381" calcext:value-type="float">
            <text:p>0.4227263038</text:p>
          </table:table-cell>
          <table:table-cell office:value-type="float" office:value="0.105055699507" calcext:value-type="float">
            <text:p>0.1050556995</text:p>
          </table:table-cell>
          <table:table-cell office:value-type="float" office:value="0.0177995000096" calcext:value-type="float">
            <text:p>0.0177995</text:p>
          </table:table-cell>
          <table:table-cell office:value-type="float" office:value="0.109656503782" calcext:value-type="float">
            <text:p>0.1096565038</text:p>
          </table:table-cell>
          <table:table-cell/>
          <table:table-cell office:value-type="string" calcext:value-type="string">
            <text:p>power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5" calcext:value-type="float">
            <text:p>675</text:p>
          </table:table-cell>
          <table:table-cell office:value-type="float" office:value="0.396454387887" calcext:value-type="float">
            <text:p>0.3964543879</text:p>
          </table:table-cell>
          <table:table-cell office:value-type="float" office:value="0.065242827618" calcext:value-type="float">
            <text:p>0.0652428276</text:p>
          </table:table-cell>
          <table:table-cell office:value-type="float" office:value="0.0365805344257" calcext:value-type="float">
            <text:p>0.0365805344</text:p>
          </table:table-cell>
          <table:table-cell office:value-type="float" office:value="0.0634808310939" calcext:value-type="float">
            <text:p>0.0634808311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096" calcext:value-type="float">
            <text:p>0.09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88" calcext:value-type="float">
            <text:p>688</text:p>
          </table:table-cell>
          <table:table-cell office:value-type="float" office:value="0.407672048371" calcext:value-type="float">
            <text:p>0.4076720484</text:p>
          </table:table-cell>
          <table:table-cell office:value-type="float" office:value="0.0540164961528" calcext:value-type="float">
            <text:p>0.0540164962</text:p>
          </table:table-cell>
          <table:table-cell office:value-type="float" office:value="0.0339361720678" calcext:value-type="float">
            <text:p>0.0339361721</text:p>
          </table:table-cell>
          <table:table-cell office:value-type="float" office:value="0.0501891573577" calcext:value-type="float">
            <text:p>0.050189157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8" calcext:value-type="float">
            <text:p>698</text:p>
          </table:table-cell>
          <table:table-cell office:value-type="float" office:value="0.427093345083" calcext:value-type="float">
            <text:p>0.4270933451</text:p>
          </table:table-cell>
          <table:table-cell office:value-type="float" office:value="0.0458814535314" calcext:value-type="float">
            <text:p>0.0458814535</text:p>
          </table:table-cell>
          <table:table-cell office:value-type="float" office:value="0" calcext:value-type="float">
            <text:p>0</text:p>
          </table:table-cell>
          <table:table-cell office:value-type="float" office:value="0.0418686976183" calcext:value-type="float">
            <text:p>0.0418686976</text:p>
          </table:table-cell>
          <table:table-cell table:number-columns-repeated="4"/>
        </table:table-row>
        <table:table-row table:style-name="ro1" table:number-rows-repeated="104853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7">00/00/0000</text:date>, <text:time style:data-style-name="N2" text:time-value="0000-00-00T00:00:02.0860207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07T02:45:50.434896135</dc:date>
    <dc:creator>dan </dc:creator>
    <meta:generator>LibreOffice/4.1.3.2$Linux_X86_64 LibreOffice_project/410m0$Build-2</meta:generator>
    <meta:editing-duration>PT4H43M13S</meta:editing-duration>
    <meta:editing-cycles>10</meta:editing-cycles>
    <meta:document-statistic meta:table-count="1" meta:cell-count="22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regression-type="powe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15cm" chart:symbol-height="0.15cm" chart:regression-type="power">
        <chart:symbol-image xlink:href="Pictures/2000000D000000DD000000DD60E35BAE.svm" xlink:type="simple" xlink:actuate="onLoad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svg:stroke-color="#ff420e"/>
    </style:style>
    <style:style style:name="ch11" style:family="chart" style:data-style-name="N0">
      <style:chart-properties chart:symbol-type="named-symbol" chart:symbol-name="diamond" chart:symbol-width="0.15cm" chart:symbol-height="0.15cm" chart:regression-type="power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svg:stroke-color="#004586"/>
    </style:style>
    <style:style style:name="ch13" style:family="chart" style:data-style-name="N0">
      <style:chart-properties chart:symbol-type="named-symbol" chart:symbol-name="diamond" chart:symbol-width="0.25cm" chart:symbol-height="0.25cm" chart:regression-type="power">
        <chart:symbol-image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svg:stroke-color="#579d1c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279cm" svg:height="10.596cm" xlink:href=".." xlink:type="simple" chart:class="chart:scatter" chart:column-mapping="0 3 1 2" chart:style-name="ch1">
        <chart:title svg:x="5.748cm" svg:y="0.347cm" chart:style-name="ch2">
          <text:p>Entropy vs Gram-Size for Hamlet</text:p>
        </chart:title>
        <chart:legend chart:legend-position="end" svg:x="12.12cm" svg:y="3.555cm" style:legend-expansion="high" chart:style-name="ch3"/>
        <chart:plot-area chart:style-name="ch4" table:cell-range-address="Sheet1.A4:Sheet1.A12 Sheet1.D3:Sheet1.F12" chart:data-source-has-labels="row" svg:x="1.376cm" svg:y="1.785cm" svg:width="10.014cm" svg:height="7.619cm">
          <chartooo:coordinate-region svg:x="2.103cm" svg:y="1.984cm" svg:width="9.1cm" svg:height="6.773cm"/>
          <chart:axis chart:dimension="x" chart:name="primary-x" chart:style-name="ch5">
            <chart:title svg:x="5.558cm" svg:y="9.615cm" chart:style-name="ch6">
              <text:p>Gram-Size</text:p>
            </chart:title>
          </chart:axis>
          <chart:axis chart:dimension="y" chart:name="primary-y" chart:style-name="ch5">
            <chart:title svg:x="0.451cm" svg:y="6.604cm" chart:style-name="ch7">
              <text:p>Entropy (bits)</text:p>
            </chart:title>
            <chart:grid chart:style-name="ch8" chart:class="major"/>
          </chart:axis>
          <chart:series chart:style-name="ch9" chart:values-cell-range-address="Sheet1.F4:Sheet1.F12" chart:label-cell-address="Sheet1.F3:Sheet1.F3" chart:class="chart:scatter">
            <chart:domain table:cell-range-address="Sheet1.A4:Sheet1.A12"/>
            <chart:regression-curve chart:style-name="ch10"/>
            <chart:data-point chart:repeated="9"/>
          </chart:series>
          <chart:series chart:style-name="ch11" chart:values-cell-range-address="Sheet1.D4:Sheet1.D12" chart:label-cell-address="Sheet1.D3:Sheet1.D3" chart:class="chart:scatter">
            <chart:regression-curve chart:style-name="ch12"/>
            <chart:data-point chart:repeated="9"/>
          </chart:series>
          <chart:series chart:style-name="ch13" chart:values-cell-range-address="Sheet1.E4:Sheet1.E12" chart:label-cell-address="Sheet1.E3:Sheet1.E3" chart:class="chart:scatter">
            <chart:regression-curve chart:style-name="ch14"/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ue H</text:p>
                <draw:g>
                  <svg:desc>Sheet1.F3:Sheet1.F3</svg:desc>
                </draw:g>
              </table:table-cell>
              <table:table-cell office:value-type="string">
                <text:p>mean from Fano bound</text:p>
                <draw:g>
                  <svg:desc>Sheet1.D3:Sheet1.D3</svg:desc>
                </draw:g>
              </table:table-cell>
              <table:table-cell office:value-type="string">
                <text:p>mean from Fano bound (MC)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4:Sheet1.A12</svg:desc>
                </draw:g>
              </table:table-cell>
              <table:table-cell office:value-type="float" office:value="0.807108156766">
                <text:p>0.807108156766</text:p>
                <draw:g>
                  <svg:desc>Sheet1.F4:Sheet1.F12</svg:desc>
                </draw:g>
              </table:table-cell>
              <table:table-cell office:value-type="float" office:value="0.597748435395">
                <text:p>0.597748435395</text:p>
                <draw:g>
                  <svg:desc>Sheet1.D4:Sheet1.D12</svg:desc>
                </draw:g>
              </table:table-cell>
              <table:table-cell office:value-type="float" office:value="0.0805094804796">
                <text:p>0.0805094804796</text:p>
                <draw:g>
                  <svg:desc>Sheet1.E4:Sheet1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913808851669">
                <text:p>0.0913808851669</text:p>
              </table:table-cell>
              <table:table-cell office:value-type="float" office:value="0.0740267673041">
                <text:p>0.0740267673041</text:p>
              </table:table-cell>
              <table:table-cell office:value-type="float" office:value="0.0138631371386">
                <text:p>0.01386313713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158269">
                <text:p>0.0158269</text:p>
              </table:table-cell>
              <table:table-cell office:value-type="float" office:value="0.013132280193">
                <text:p>0.013132280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0040199825374">
                <text:p>0.0040199825374</text:p>
              </table:table-cell>
              <table:table-cell office:value-type="float" office:value="0.00321378995045">
                <text:p>0.00321378995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001602611">
                <text:p>0.001602611</text:p>
              </table:table-cell>
              <table:table-cell office:value-type="float" office:value="0.00121833938799">
                <text:p>0.00121833938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00096154">
                <text:p>0.00096154</text:p>
              </table:table-cell>
              <table:table-cell office:value-type="float" office:value="0.000722292667038">
                <text:p>0.000722292667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0007893">
                <text:p>0.0007893</text:p>
              </table:table-cell>
              <table:table-cell office:value-type="float" office:value="0.000679669512098">
                <text:p>0.000679669512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0002737">
                <text:p>0.0002737</text:p>
              </table:table-cell>
              <table:table-cell office:value-type="float" office:value="0.000253001996794">
                <text:p>0.000253001996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000273744">
                <text:p>0.000273744</text:p>
              </table:table-cell>
              <table:table-cell office:value-type="float" office:value="0.000252978257084">
                <text:p>0.00025297825708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regression-type="powe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regression-type="power">
        <chart:symbol-image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svg:stroke-color="#ff420e"/>
    </style:style>
    <style:style style:name="ch11" style:family="chart" style:data-style-name="N0">
      <style:chart-properties chart:symbol-type="named-symbol" chart:symbol-name="diamond" chart:symbol-width="0.15cm" chart:symbol-height="0.15cm" chart:regression-type="power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svg:stroke-color="#004586"/>
    </style:style>
    <style:style style:name="ch13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svg:stroke-color="#579d1c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475cm" svg:height="9.536cm" xlink:href=".." xlink:type="simple" chart:class="chart:scatter" chart:column-mapping="0 3 1 2" chart:style-name="ch1">
        <chart:title svg:x="2.846cm" svg:y="0.326cm" chart:style-name="ch2">
          <text:p>Entropy vs Gram-Size for The New York State Constitution</text:p>
        </chart:title>
        <chart:legend chart:legend-position="end" svg:x="11.316cm" svg:y="3.025cm" style:legend-expansion="high" chart:style-name="ch3"/>
        <chart:plot-area chart:style-name="ch4" table:cell-range-address="Sheet1.A17:Sheet1.A25 Sheet1.D16:Sheet1.F25" chart:data-source-has-labels="row" svg:x="1.36cm" svg:y="1.701cm" svg:width="9.258cm" svg:height="6.664cm">
          <chartooo:coordinate-region svg:x="2.087cm" svg:y="1.901cm" svg:width="8.344cm" svg:height="5.817cm"/>
          <chart:axis chart:dimension="x" chart:name="primary-x" chart:style-name="ch5">
            <chart:title svg:x="5.164cm" svg:y="8.555cm" chart:style-name="ch6">
              <text:p>Gram-Size</text:p>
            </chart:title>
          </chart:axis>
          <chart:axis chart:dimension="y" chart:name="primary-y" chart:style-name="ch5">
            <chart:title svg:x="0.451cm" svg:y="6.043cm" chart:style-name="ch7">
              <text:p>Entropy (bits)</text:p>
            </chart:title>
            <chart:grid chart:style-name="ch8" chart:class="major"/>
          </chart:axis>
          <chart:series chart:style-name="ch9" chart:values-cell-range-address="Sheet1.F17:Sheet1.F25" chart:label-cell-address="Sheet1.F16:Sheet1.F16" chart:class="chart:scatter">
            <chart:domain table:cell-range-address="Sheet1.A17:Sheet1.A25"/>
            <chart:regression-curve chart:style-name="ch10"/>
            <chart:data-point chart:repeated="9"/>
          </chart:series>
          <chart:series chart:style-name="ch11" chart:values-cell-range-address="Sheet1.D17:Sheet1.D25" chart:label-cell-address="Sheet1.D16:Sheet1.D16" chart:class="chart:scatter">
            <chart:regression-curve chart:style-name="ch12"/>
            <chart:data-point chart:repeated="9"/>
          </chart:series>
          <chart:series chart:style-name="ch13" chart:values-cell-range-address="Sheet1.E17:Sheet1.E25" chart:label-cell-address="Sheet1.E16:Sheet1.E16" chart:class="chart:scatter">
            <chart:regression-curve chart:style-name="ch14"/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ue H</text:p>
                <draw:g>
                  <svg:desc>Sheet1.F16:Sheet1.F16</svg:desc>
                </draw:g>
              </table:table-cell>
              <table:table-cell office:value-type="string">
                <text:p>mean from Fano bound</text:p>
                <draw:g>
                  <svg:desc>Sheet1.D16:Sheet1.D16</svg:desc>
                </draw:g>
              </table:table-cell>
              <table:table-cell office:value-type="string">
                <text:p>mean from Fano bound (MC)</text:p>
                <draw:g>
                  <svg:desc>Sheet1.E16:Sheet1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17:Sheet1.A25</svg:desc>
                </draw:g>
              </table:table-cell>
              <table:table-cell office:value-type="float" office:value="1.58004393994">
                <text:p>1.58004393994</text:p>
                <draw:g>
                  <svg:desc>Sheet1.F17:Sheet1.F25</svg:desc>
                </draw:g>
              </table:table-cell>
              <table:table-cell office:value-type="float" office:value="1.19210905003">
                <text:p>1.19210905003</text:p>
                <draw:g>
                  <svg:desc>Sheet1.D17:Sheet1.D25</svg:desc>
                </draw:g>
              </table:table-cell>
              <table:table-cell office:value-type="float" office:value="0.273749711478">
                <text:p>0.273749711478</text:p>
                <draw:g>
                  <svg:desc>Sheet1.E17:Sheet1.E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602884349503">
                <text:p>0.602884349503</text:p>
              </table:table-cell>
              <table:table-cell office:value-type="float" office:value="0.456050847384">
                <text:p>0.456050847384</text:p>
              </table:table-cell>
              <table:table-cell office:value-type="float" office:value="0.162195336706">
                <text:p>0.1621953367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283534920657">
                <text:p>0.283534920657</text:p>
              </table:table-cell>
              <table:table-cell office:value-type="float" office:value="0.210653673734">
                <text:p>0.210653673734</text:p>
              </table:table-cell>
              <table:table-cell office:value-type="float" office:value="0.0531764507794">
                <text:p>0.05317645077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167796463789">
                <text:p>0.167796463789</text:p>
              </table:table-cell>
              <table:table-cell office:value-type="float" office:value="0.120093655081">
                <text:p>0.120093655081</text:p>
              </table:table-cell>
              <table:table-cell office:value-type="float" office:value="0.0325814583694">
                <text:p>0.03258145836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118922">
                <text:p>0.118922</text:p>
              </table:table-cell>
              <table:table-cell office:value-type="float" office:value="0.082644313208">
                <text:p>0.0826443132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085633749139">
                <text:p>0.085633749139</text:p>
              </table:table-cell>
              <table:table-cell office:value-type="float" office:value="0.0594449974896">
                <text:p>0.0594449974896</text:p>
              </table:table-cell>
              <table:table-cell office:value-type="float" office:value="0.0230827083454">
                <text:p>0.02308270834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0615293052667">
                <text:p>0.0615293052667</text:p>
              </table:table-cell>
              <table:table-cell office:value-type="float" office:value="0.0457198155443">
                <text:p>0.0457198155443</text:p>
              </table:table-cell>
              <table:table-cell office:value-type="float" office:value="0.0277995000096">
                <text:p>0.02779950000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0449819688871">
                <text:p>0.0449819688871</text:p>
              </table:table-cell>
              <table:table-cell office:value-type="float" office:value="0.0346508335974">
                <text:p>0.0346508335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0364864369692">
                <text:p>0.0364864369692</text:p>
              </table:table-cell>
              <table:table-cell office:value-type="float" office:value="0.0277486736336">
                <text:p>0.027748673633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regression-type="exponential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regression-type="exponential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svg:stroke-color="#ff420e"/>
    </style:style>
    <style:style style:name="ch11" style:family="chart" style:data-style-name="N0">
      <style:chart-properties chart:symbol-type="named-symbol" chart:symbol-name="diamond" chart:symbol-width="0.15cm" chart:symbol-height="0.15cm" chart:regression-type="exponential">
        <chart:symbol-image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svg:stroke-color="#004586"/>
    </style:style>
    <style:style style:name="ch13" style:family="chart" style:data-style-name="N0">
      <style:chart-properties chart:symbol-type="named-symbol" chart:symbol-name="diamond" chart:symbol-width="0.25cm" chart:symbol-height="0.25cm" chart:regression-type="exponential">
        <chart:symbol-image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svg:stroke-color="#579d1c"/>
    </style:style>
    <style:style style:name="ch15" style:family="chart">
      <style:chart-properties chart:solid-type="cuboid" chart:symbol-type="named-symbol" chart:symbol-name="arrow-down" chart:symbol-width="0.25cm" chart:symbol-height="0.25cm">
        <chart:symbol-image/>
      </style:chart-properties>
    </style:style>
    <style:style style:name="ch16" style:family="chart">
      <style:chart-properties chart:solid-type="cuboid" chart:symbol-type="named-symbol" chart:symbol-name="diamond" chart:symbol-width="0.25cm" chart:symbol-height="0.25cm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1.125cm" svg:height="10.008cm" xlink:href=".." xlink:type="simple" chart:class="chart:scatter" chart:column-mapping="0 3 1 2" chart:style-name="ch1">
        <chart:title svg:x="5.743cm" svg:y="0.336cm" chart:style-name="ch2">
          <text:p>Entropy vs Gram-Size for Green Eggs and Ham</text:p>
        </chart:title>
        <chart:legend chart:legend-position="end" svg:x="14.119cm" svg:y="3.261cm" style:legend-expansion="high" chart:style-name="ch3"/>
        <chart:plot-area chart:style-name="ch4" table:cell-range-address="Sheet1.A30:Sheet1.A38 Sheet1.D29:Sheet1.F38" chart:data-source-has-labels="row" svg:x="1.433cm" svg:y="1.741cm" svg:width="11.842cm" svg:height="7.086cm">
          <chartooo:coordinate-region svg:x="2.16cm" svg:y="1.941cm" svg:width="10.928cm" svg:height="6.239cm"/>
          <chart:axis chart:dimension="x" chart:name="primary-x" chart:style-name="ch5">
            <chart:title svg:x="6.529cm" svg:y="9.027cm" chart:style-name="ch6">
              <text:p>Gram-Size</text:p>
            </chart:title>
          </chart:axis>
          <chart:axis chart:dimension="y" chart:name="primary-y" chart:style-name="ch5">
            <chart:title svg:x="0.451cm" svg:y="6.294cm" chart:style-name="ch7">
              <text:p>Entropy (bits)</text:p>
            </chart:title>
            <chart:grid chart:style-name="ch8" chart:class="major"/>
          </chart:axis>
          <chart:series chart:style-name="ch9" chart:values-cell-range-address="Sheet1.F30:Sheet1.F38" chart:label-cell-address="Sheet1.F29:Sheet1.F29" chart:class="chart:scatter">
            <chart:domain table:cell-range-address="Sheet1.A30:Sheet1.A38"/>
            <chart:regression-curve chart:style-name="ch10"/>
            <chart:data-point chart:repeated="9"/>
          </chart:series>
          <chart:series chart:style-name="ch11" chart:values-cell-range-address="Sheet1.D30:Sheet1.D38" chart:label-cell-address="Sheet1.D29:Sheet1.D29" chart:class="chart:scatter">
            <chart:regression-curve chart:style-name="ch12"/>
            <chart:data-point chart:repeated="9"/>
          </chart:series>
          <chart:series chart:style-name="ch13" chart:values-cell-range-address="Sheet1.E30:Sheet1.E38" chart:label-cell-address="Sheet1.E29:Sheet1.E29" chart:class="chart:scatter">
            <chart:regression-curve chart:style-name="ch14"/>
            <chart:data-point chart:style-name="ch15"/>
            <chart:data-point chart:style-name="ch16"/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ue H</text:p>
                <draw:g>
                  <svg:desc>Sheet1.F29:Sheet1.F29</svg:desc>
                </draw:g>
              </table:table-cell>
              <table:table-cell office:value-type="string">
                <text:p>mean from Fano bound</text:p>
                <draw:g>
                  <svg:desc>Sheet1.D29:Sheet1.D29</svg:desc>
                </draw:g>
              </table:table-cell>
              <table:table-cell office:value-type="string">
                <text:p>mean from Fano bound (MC)</text:p>
                <draw:g>
                  <svg:desc>Sheet1.E29:Sheet1.E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30:Sheet1.A38</svg:desc>
                </draw:g>
              </table:table-cell>
              <table:table-cell office:value-type="float" office:value="0.867935733415">
                <text:p>0.867935733415</text:p>
                <draw:g>
                  <svg:desc>Sheet1.F30:Sheet1.F38</svg:desc>
                </draw:g>
              </table:table-cell>
              <table:table-cell office:value-type="float" office:value="0.783414234135">
                <text:p>0.783414234135</text:p>
                <draw:g>
                  <svg:desc>Sheet1.D30:Sheet1.D38</svg:desc>
                </draw:g>
              </table:table-cell>
              <table:table-cell office:value-type="float" office:value="0.49994666169">
                <text:p>0.49994666169</text:p>
                <draw:g>
                  <svg:desc>Sheet1.E30:Sheet1.E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624494407045">
                <text:p>0.624494407045</text:p>
              </table:table-cell>
              <table:table-cell office:value-type="float" office:value="0.515682895202">
                <text:p>0.515682895202</text:p>
              </table:table-cell>
              <table:table-cell office:value-type="float" office:value="0.214168804216">
                <text:p>0.214168804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455587480847">
                <text:p>0.455587480847</text:p>
              </table:table-cell>
              <table:table-cell office:value-type="float" office:value="0.369578711846">
                <text:p>0.369578711846</text:p>
              </table:table-cell>
              <table:table-cell office:value-type="float" office:value="0.115186160425">
                <text:p>0.1151861604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29610468105">
                <text:p>0.29610468105</text:p>
              </table:table-cell>
              <table:table-cell office:value-type="float" office:value="0.228135996121">
                <text:p>0.228135996121</text:p>
              </table:table-cell>
              <table:table-cell office:value-type="float" office:value="0.122966698403">
                <text:p>0.1229666984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140575919736">
                <text:p>0.140575919736</text:p>
              </table:table-cell>
              <table:table-cell office:value-type="float" office:value="0.136199152624">
                <text:p>0.136199152624</text:p>
              </table:table-cell>
              <table:table-cell office:value-type="float" office:value="0.0316410745139">
                <text:p>0.03164107451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109656503782">
                <text:p>0.109656503782</text:p>
              </table:table-cell>
              <table:table-cell office:value-type="float" office:value="0.105055699507">
                <text:p>0.105055699507</text:p>
              </table:table-cell>
              <table:table-cell office:value-type="float" office:value="0.0177995000096">
                <text:p>0.01779950000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0634808310939">
                <text:p>0.0634808310939</text:p>
              </table:table-cell>
              <table:table-cell office:value-type="float" office:value="0.065242827618">
                <text:p>0.065242827618</text:p>
              </table:table-cell>
              <table:table-cell office:value-type="float" office:value="0.0365805344257">
                <text:p>0.03658053442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0501891573577">
                <text:p>0.0501891573577</text:p>
              </table:table-cell>
              <table:table-cell office:value-type="float" office:value="0.0540164961528">
                <text:p>0.0540164961528</text:p>
              </table:table-cell>
              <table:table-cell office:value-type="float" office:value="0.0339361720678">
                <text:p>0.03393617206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0418686976183">
                <text:p>0.0418686976183</text:p>
              </table:table-cell>
              <table:table-cell office:value-type="float" office:value="0.0458814535314">
                <text:p>0.045881453531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